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11000002E6D9591D2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ffff6d" draw:textarea-vertical-align="middle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04cm" svg:height="12.48cm" svg:x="3.54cm" svg:y="2.27cm">
          <draw:image xlink:href="Pictures/1000000100000311000002E6D9591D28.png" xlink:type="simple" xlink:show="embed" xlink:actuate="onLoad" draw:mime-type="image/png">
            <text:p/>
          </draw:image>
        </draw:frame>
        <draw:polygon draw:style-name="gr2" draw:text-style-name="P3" draw:layer="layout" svg:width="2.702cm" svg:height="2.707cm" svg:x="8.622cm" svg:y="4.813cm" svg:viewBox="0 0 2703 2708" draw:points="581,104 0,2041 2095,2708 2703,770 2507,716 2372,407 1091,0 830,180">
          <text:p text:style-name="P2"><text:span text:style-name="T1">Lampe</text:span></text:p>
          <text:p text:style-name="P2"><text:span text:style-name="T1">Hall</text:span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2:22:59.650419097</meta:creation-date>
    <dc:date>2024-11-10T22:37:11.804860763</dc:date>
    <meta:editing-duration>PT11M12S</meta:editing-duration>
    <meta:editing-cycles>3</meta:editing-cycles>
    <meta:generator>LibreOffice/24.2.5.2$MacOSX_AARCH64 LibreOffice_project/bffef4ea93e59bebbeaf7f431bb02b1a39ee8a59</meta:generator>
    <meta:document-statistic meta:object-count="2"/>
  </office:meta>
</office:document-meta>
</file>